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7521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2618in"/>
    </style:style>
    <style:style style:name="Table4.D" style:family="table-column">
      <style:table-column-properties style:column-width="1.1688in"/>
    </style:style>
    <style:style style:name="Table4.E" style:family="table-column">
      <style:table-column-properties style:column-width="0.8681in"/>
    </style:style>
    <style:style style:name="Table4.F" style:family="table-column">
      <style:table-column-properties style:column-width="0.6944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Text_20_body">
      <style:text-properties officeooo:rsid="0019a9ec" officeooo:paragraph-rsid="0009db63"/>
    </style:style>
    <style:style style:name="P7" style:family="paragraph" style:parent-style-name="Text_20_body">
      <style:text-properties officeooo:rsid="0036b24d" officeooo:paragraph-rsid="0036b24d"/>
    </style:style>
    <style:style style:name="P8" style:family="paragraph" style:parent-style-name="Text_20_body">
      <style:text-properties officeooo:rsid="003a01bc" officeooo:paragraph-rsid="003a01bc"/>
    </style:style>
    <style:style style:name="P9" style:family="paragraph" style:parent-style-name="Text_20_body">
      <style:text-properties officeooo:rsid="00421bd7" officeooo:paragraph-rsid="00421bd7"/>
    </style:style>
    <style:style style:name="P10" style:family="paragraph" style:parent-style-name="Text_20_body">
      <style:text-properties officeooo:rsid="004bd593" officeooo:paragraph-rsid="00421bd7"/>
    </style:style>
    <style:style style:name="P11" style:family="paragraph" style:parent-style-name="Text_20_body">
      <style:text-properties officeooo:rsid="005c556c" officeooo:paragraph-rsid="005c556c"/>
    </style:style>
    <style:style style:name="P12" style:family="paragraph" style:parent-style-name="Text_20_body">
      <style:text-properties officeooo:rsid="005f00be" officeooo:paragraph-rsid="005f00be"/>
    </style:style>
    <style:style style:name="P13" style:family="paragraph" style:parent-style-name="Text_20_body">
      <style:text-properties officeooo:rsid="005f00be" officeooo:paragraph-rsid="00633340"/>
    </style:style>
    <style:style style:name="P14" style:family="paragraph" style:parent-style-name="Text_20_body">
      <style:paragraph-properties fo:line-height="100%"/>
      <style:text-properties fo:font-weight="bold" officeooo:rsid="00655ec6" officeooo:paragraph-rsid="00655ec6" style:font-weight-asian="bold" style:font-weight-complex="bold"/>
    </style:style>
    <style:style style:name="P15" style:family="paragraph" style:parent-style-name="Text_20_body">
      <style:paragraph-properties fo:line-height="100%"/>
      <style:text-properties fo:font-weight="bold" officeooo:rsid="00655ec6" officeooo:paragraph-rsid="0071fe11" style:font-weight-asian="bold" style:font-weight-complex="bold"/>
    </style:style>
    <style:style style:name="P16" style:family="paragraph" style:parent-style-name="Text_20_body">
      <style:paragraph-properties fo:line-height="100%"/>
      <style:text-properties fo:font-weight="bold" officeooo:rsid="00655ec6" officeooo:paragraph-rsid="007db4f6" style:font-weight-asian="bold" style:font-weight-complex="bold"/>
    </style:style>
    <style:style style:name="P17" style:family="paragraph" style:parent-style-name="Text_20_body">
      <style:paragraph-properties fo:line-height="100%"/>
      <style:text-properties fo:font-weight="bold" officeooo:rsid="00655ec6" officeooo:paragraph-rsid="00951ef5" style:font-weight-asian="bold" style:font-weight-complex="bold"/>
    </style:style>
    <style:style style:name="P18" style:family="paragraph" style:parent-style-name="Text_20_body">
      <style:paragraph-properties fo:line-height="100%"/>
      <style:text-properties officeooo:paragraph-rsid="00655ec6"/>
    </style:style>
    <style:style style:name="P19" style:family="paragraph" style:parent-style-name="Text_20_body">
      <style:paragraph-properties fo:line-height="100%"/>
      <style:text-properties officeooo:paragraph-rsid="0071fe11"/>
    </style:style>
    <style:style style:name="P20" style:family="paragraph" style:parent-style-name="Text_20_body">
      <style:paragraph-properties fo:line-height="100%"/>
      <style:text-properties officeooo:paragraph-rsid="007db4f6"/>
    </style:style>
    <style:style style:name="P21" style:family="paragraph" style:parent-style-name="Text_20_body">
      <style:paragraph-properties fo:line-height="100%"/>
      <style:text-properties officeooo:paragraph-rsid="00951ef5"/>
    </style:style>
    <style:style style:name="P22" style:family="paragraph" style:parent-style-name="Text_20_body">
      <style:text-properties officeooo:rsid="005094e2" officeooo:paragraph-rsid="005094e2"/>
    </style:style>
    <style:style style:name="P23" style:family="paragraph" style:parent-style-name="Text_20_body">
      <style:text-properties fo:font-style="normal" officeooo:rsid="0086177e" officeooo:paragraph-rsid="0086177e" style:font-style-asian="normal" style:font-style-complex="normal"/>
    </style:style>
    <style:style style:name="P24" style:family="paragraph" style:parent-style-name="Text_20_body">
      <style:text-properties officeooo:rsid="00652421" officeooo:paragraph-rsid="00ccd1b5"/>
    </style:style>
    <style:style style:name="P25" style:family="paragraph" style:parent-style-name="Text_20_body">
      <style:text-properties officeooo:rsid="00652421" officeooo:paragraph-rsid="00da3ab6"/>
    </style:style>
    <style:style style:name="P26" style:family="paragraph" style:parent-style-name="Text_20_body">
      <style:text-properties officeooo:rsid="0086177e" officeooo:paragraph-rsid="0086177e"/>
    </style:style>
    <style:style style:name="P27" style:family="paragraph" style:parent-style-name="Text_20_body">
      <style:text-properties officeooo:rsid="010de9fb" officeooo:paragraph-rsid="010de9fb"/>
    </style:style>
    <style:style style:name="P28" style:family="paragraph" style:parent-style-name="Text_20_body">
      <style:text-properties officeooo:rsid="010fcd5c" officeooo:paragraph-rsid="010fcd5c"/>
    </style:style>
    <style:style style:name="P29" style:family="paragraph" style:parent-style-name="Text_20_body">
      <style:paragraph-properties fo:break-before="page"/>
      <style:text-properties officeooo:rsid="000c32cd" officeooo:paragraph-rsid="000c32cd"/>
    </style:style>
    <style:style style:name="P30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31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32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33" style:family="paragraph" style:parent-style-name="Title">
      <style:text-properties fo:font-size="22pt" officeooo:rsid="00343f05" officeooo:paragraph-rsid="00343f05" style:font-size-asian="22pt" style:font-size-complex="22pt"/>
    </style:style>
    <style:style style:name="P34" style:family="paragraph" style:parent-style-name="Table_20_Heading">
      <style:text-properties officeooo:rsid="0086f618" officeooo:paragraph-rsid="0086f618"/>
    </style:style>
    <style:style style:name="P35" style:family="paragraph" style:parent-style-name="Table_20_Heading">
      <style:text-properties officeooo:rsid="0088f58f" officeooo:paragraph-rsid="0088f58f"/>
    </style:style>
    <style:style style:name="P36" style:family="paragraph" style:parent-style-name="Table_20_Heading">
      <style:text-properties officeooo:rsid="00966668" officeooo:paragraph-rsid="00966668"/>
    </style:style>
    <style:style style:name="P37" style:family="paragraph" style:parent-style-name="Table_20_Heading">
      <style:text-properties officeooo:rsid="00c5711d" officeooo:paragraph-rsid="00c5711d"/>
    </style:style>
    <style:style style:name="P38" style:family="paragraph" style:parent-style-name="Table_20_Heading">
      <style:text-properties officeooo:rsid="00c56bfa" officeooo:paragraph-rsid="00c56bfa" style:font-size-asian="10.5pt" style:font-weight-complex="600" style:text-rotation-angle="0" style:text-rotation-scale="line-height"/>
    </style:style>
    <style:style style:name="P39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25920" style:font-weight-asian="bold" style:font-weight-complex="bold"/>
    </style:style>
    <style:style style:name="P40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ac2e7" style:font-weight-asian="bold" style:font-weight-complex="bold"/>
    </style:style>
    <style:style style:name="P41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42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43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655ec6" style:font-weight-asian="bold" style:font-weight-complex="bold"/>
    </style:style>
    <style:style style:name="P44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1fe11" style:font-weight-asian="bold" style:font-weight-complex="bold"/>
    </style:style>
    <style:style style:name="P45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db4f6" style:font-weight-asian="bold" style:font-weight-complex="bold"/>
    </style:style>
    <style:style style:name="P46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41371" style:font-weight-asian="bold" style:font-weight-complex="bold"/>
    </style:style>
    <style:style style:name="P47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48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0a1ac23" style:font-weight-asian="normal" style:font-weight-complex="normal"/>
    </style:style>
    <style:style style:name="P49" style:family="paragraph" style:parent-style-name="Table_20_Contents">
      <style:text-properties officeooo:rsid="0043f0b5" officeooo:paragraph-rsid="0043f0b5"/>
    </style:style>
    <style:style style:name="P50" style:family="paragraph" style:parent-style-name="Table_20_Contents">
      <style:text-properties officeooo:rsid="004537ac" officeooo:paragraph-rsid="004537ac"/>
    </style:style>
    <style:style style:name="P51" style:family="paragraph" style:parent-style-name="Table_20_Contents">
      <style:text-properties officeooo:rsid="0047afca" officeooo:paragraph-rsid="0047afca"/>
    </style:style>
    <style:style style:name="P52" style:family="paragraph" style:parent-style-name="Table_20_Contents">
      <style:text-properties officeooo:rsid="0048e5a3" officeooo:paragraph-rsid="0048e5a3"/>
    </style:style>
    <style:style style:name="P53" style:family="paragraph" style:parent-style-name="Table_20_Contents">
      <style:text-properties officeooo:rsid="004a7a5f" officeooo:paragraph-rsid="004a7a5f"/>
    </style:style>
    <style:style style:name="P54" style:family="paragraph" style:parent-style-name="Table_20_Contents">
      <style:text-properties officeooo:rsid="0053a304" officeooo:paragraph-rsid="0053a304"/>
    </style:style>
    <style:style style:name="P55" style:family="paragraph" style:parent-style-name="Table_20_Contents">
      <style:text-properties officeooo:rsid="0059695a" officeooo:paragraph-rsid="0059695a"/>
    </style:style>
    <style:style style:name="P56" style:family="paragraph" style:parent-style-name="Table_20_Contents">
      <style:text-properties officeooo:rsid="0086f618" officeooo:paragraph-rsid="0086f618"/>
    </style:style>
    <style:style style:name="P57" style:family="paragraph" style:parent-style-name="Table_20_Contents">
      <style:text-properties officeooo:rsid="0088f58f" officeooo:paragraph-rsid="0088f58f"/>
    </style:style>
    <style:style style:name="P58" style:family="paragraph" style:parent-style-name="Table_20_Contents">
      <style:text-properties officeooo:rsid="00966668" officeooo:paragraph-rsid="00966668"/>
    </style:style>
    <style:style style:name="P59" style:family="paragraph" style:parent-style-name="Table_20_Contents">
      <style:text-properties officeooo:rsid="00987c0b" officeooo:paragraph-rsid="00987c0b"/>
    </style:style>
    <style:style style:name="P60" style:family="paragraph" style:parent-style-name="Table_20_Contents">
      <style:text-properties officeooo:rsid="00c56bfa" officeooo:paragraph-rsid="00c56bfa"/>
    </style:style>
    <style:style style:name="P61" style:family="paragraph" style:parent-style-name="Table_20_Contents">
      <style:text-properties officeooo:rsid="00c5711d" officeooo:paragraph-rsid="00c5711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d6c0c0" officeooo:paragraph-rsid="00d6c0c0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d7410e" officeooo:paragraph-rsid="00d7410e" style:font-weight-asian="bold" style:font-weight-complex="bold"/>
    </style:style>
    <style:style style:name="P64" style:family="paragraph" style:parent-style-name="Table_20_Contents">
      <style:text-properties officeooo:rsid="00df4b4a" officeooo:paragraph-rsid="00df4b4a"/>
    </style:style>
    <style:style style:name="P65" style:family="paragraph" style:parent-style-name="Text_20_body">
      <style:paragraph-properties fo:margin-top="0in" fo:margin-bottom="0.0575in" loext:contextual-spacing="false" fo:line-height="100%"/>
      <style:text-properties officeooo:paragraph-rsid="00987c0b"/>
    </style:style>
    <style:style style:name="P66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c7ba6e" style:font-weight-asian="normal" style:font-weight-complex="normal"/>
    </style:style>
    <style:style style:name="P67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987c0b" style:font-weight-asian="normal" style:font-weight-complex="normal"/>
    </style:style>
    <style:style style:name="P68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8e74f9" style:font-weight-asian="normal" style:font-weight-complex="normal"/>
    </style:style>
    <style:style style:name="P69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951ef5" style:font-weight-asian="normal" style:font-weight-complex="normal"/>
    </style:style>
    <style:style style:name="P70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weight="bold" officeooo:rsid="0086f618" officeooo:paragraph-rsid="00eccc3f" style:font-size-asian="10.5pt" style:font-weight-asian="bold" style:font-weight-complex="bold" style:text-rotation-angle="0" style:text-rotation-scale="line-height"/>
    </style:style>
    <style:style style:name="P71" style:family="paragraph" style:parent-style-name="Text_20_body" style:list-style-name="L1">
      <style:text-properties officeooo:rsid="003a01bc" officeooo:paragraph-rsid="003a01bc"/>
    </style:style>
    <style:style style:name="P72" style:family="paragraph" style:parent-style-name="Text_20_body" style:list-style-name="L2">
      <style:text-properties officeooo:rsid="003a01bc" officeooo:paragraph-rsid="003a01bc"/>
    </style:style>
    <style:style style:name="P73" style:family="paragraph" style:parent-style-name="Text_20_body" style:list-style-name="L3">
      <style:text-properties officeooo:rsid="00414dfe" officeooo:paragraph-rsid="012093e5"/>
    </style:style>
    <style:style style:name="P74" style:family="paragraph" style:parent-style-name="Text_20_body">
      <style:text-properties officeooo:rsid="00414dfe" officeooo:paragraph-rsid="012093e5"/>
    </style:style>
    <style:style style:name="P75" style:family="paragraph" style:parent-style-name="Text_20_body" style:list-style-name="L4">
      <style:text-properties officeooo:rsid="004bd593" officeooo:paragraph-rsid="005094e2"/>
    </style:style>
    <style:style style:name="P76" style:family="paragraph" style:parent-style-name="Text_20_body" style:list-style-name="L4">
      <style:text-properties officeooo:rsid="004f6dd3" officeooo:paragraph-rsid="004f6dd3"/>
    </style:style>
    <style:style style:name="P77" style:family="paragraph" style:parent-style-name="Text_20_body" style:list-style-name="L5">
      <style:text-properties officeooo:rsid="005c556c" officeooo:paragraph-rsid="005c556c"/>
    </style:style>
    <style:style style:name="P78" style:family="paragraph" style:parent-style-name="Text_20_body" style:list-style-name="L6">
      <style:text-properties officeooo:rsid="005c556c" officeooo:paragraph-rsid="005c556c"/>
    </style:style>
    <style:style style:name="P79" style:family="paragraph" style:parent-style-name="Text_20_body" style:list-style-name="L6">
      <style:text-properties officeooo:rsid="005ca34c" officeooo:paragraph-rsid="005ca34c"/>
    </style:style>
    <style:style style:name="P80" style:family="paragraph" style:parent-style-name="Text_20_body">
      <style:text-properties officeooo:rsid="012093e5" officeooo:paragraph-rsid="012093e5"/>
    </style:style>
    <style:style style:name="P81" style:family="paragraph" style:parent-style-name="Text_20_body">
      <style:text-properties officeooo:rsid="003a0a69" officeooo:paragraph-rsid="012093e5"/>
    </style:style>
    <style:style style:name="P82" style:family="paragraph" style:parent-style-name="Text_20_body">
      <style:paragraph-properties fo:margin-top="0in" fo:margin-bottom="0.0575in" loext:contextual-spacing="false" fo:line-height="100%"/>
      <style:text-properties fo:font-weight="bold" officeooo:rsid="00cdfd0e" officeooo:paragraph-rsid="00cdfd0e" style:font-weight-asian="bold" style:font-weight-complex="bold"/>
    </style:style>
    <style:style style:name="P83" style:family="paragraph" style:parent-style-name="Text_20_body">
      <style:paragraph-properties fo:margin-top="0in" fo:margin-bottom="0.0575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84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2fe16" officeooo:paragraph-rsid="0135b471" style:font-weight-asian="bold" style:font-weight-complex="bold"/>
    </style:style>
    <style:style style:name="P85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8e74f9" officeooo:paragraph-rsid="0135b471" style:font-weight-asian="bold" style:font-weight-complex="bold"/>
    </style:style>
    <style:style style:name="P86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13dfacf" style:font-weight-asian="bold" style:font-weight-complex="bold"/>
    </style:style>
    <style:style style:name="P87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1403424" style:font-weight-asian="normal" style:font-weight-complex="normal"/>
    </style:style>
    <style:style style:name="P8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0" style:family="paragraph" style:parent-style-name="Heading_20_2">
      <style:text-properties officeooo:rsid="00bc4201" officeooo:paragraph-rsid="012093e5"/>
    </style:style>
    <style:style style:name="P91" style:family="paragraph" style:parent-style-name="Heading_20_2">
      <style:text-properties officeooo:rsid="01069825" officeooo:paragraph-rsid="01069825"/>
    </style:style>
    <style:style style:name="P92" style:family="paragraph" style:parent-style-name="Heading_20_2">
      <style:text-properties fo:font-style="normal" officeooo:rsid="0084d4f7" officeooo:paragraph-rsid="0084d4f7" style:font-style-asian="normal" style:font-style-complex="normal"/>
    </style:style>
    <style:style style:name="P93" style:family="paragraph" style:parent-style-name="Heading_20_2">
      <style:text-properties officeooo:paragraph-rsid="012093e5"/>
    </style:style>
    <style:style style:name="P94" style:family="paragraph" style:parent-style-name="Heading_20_2" style:list-style-name=""/>
    <style:style style:name="P95" style:family="paragraph" style:parent-style-name="Heading_20_2">
      <style:paragraph-properties fo:break-before="page"/>
    </style:style>
    <style:style style:name="P96" style:family="paragraph" style:parent-style-name="Heading_20_1">
      <style:text-properties officeooo:rsid="010a38e2" officeooo:paragraph-rsid="010a38e2"/>
    </style:style>
    <style:style style:name="P97" style:family="paragraph" style:parent-style-name="Heading_20_1">
      <style:text-properties officeooo:rsid="012093e5" officeooo:paragraph-rsid="012093e5"/>
    </style:style>
    <style:style style:name="P98" style:family="paragraph" style:parent-style-name="Heading_20_1">
      <style:text-properties officeooo:rsid="012739fe" officeooo:paragraph-rsid="012739fe"/>
    </style:style>
    <style:style style:name="P99" style:family="paragraph" style:parent-style-name="Table_20_Contents">
      <style:text-properties officeooo:rsid="012bd8f1" officeooo:paragraph-rsid="012bd8f1"/>
    </style:style>
    <style:style style:name="P100" style:family="paragraph" style:parent-style-name="Table_20_Contents">
      <style:text-properties fo:font-weight="bold" officeooo:rsid="012bd8f1" officeooo:paragraph-rsid="012bd8f1" style:font-weight-asian="bold" style:font-weight-complex="bold"/>
    </style:style>
    <style:style style:name="P101" style:family="paragraph" style:parent-style-name="Table_20_Heading">
      <style:text-properties officeooo:rsid="011ef594" officeooo:paragraph-rsid="011ef594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officeooo:rsid="00b8568b"/>
    </style:style>
    <style:style style:name="T5" style:family="text">
      <style:text-properties officeooo:rsid="00343f05"/>
    </style:style>
    <style:style style:name="T6" style:family="text">
      <style:text-properties officeooo:rsid="011b592a"/>
    </style:style>
    <style:style style:name="T7" style:family="text">
      <style:text-properties officeooo:rsid="001f026d"/>
    </style:style>
    <style:style style:name="T8" style:family="text">
      <style:text-properties officeooo:rsid="000c32cd"/>
    </style:style>
    <style:style style:name="T9" style:family="text">
      <style:text-properties officeooo:rsid="00375dd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c56bfa" style:font-style-asian="italic" style:font-style-complex="italic"/>
    </style:style>
    <style:style style:name="T12" style:family="text">
      <style:text-properties fo:font-style="italic" officeooo:rsid="00cb5f60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71fe1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111b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1ac2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7f38e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808f39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5f1fd9" style:font-style-asian="normal" style:font-style-complex="normal"/>
    </style:style>
    <style:style style:name="T21" style:family="text">
      <style:text-properties fo:font-style="normal" officeooo:rsid="00611065" style:font-style-asian="normal" style:font-style-complex="normal"/>
    </style:style>
    <style:style style:name="T22" style:family="text">
      <style:text-properties fo:font-style="normal" officeooo:rsid="00626d7e" style:font-style-asian="normal" style:font-style-complex="normal"/>
    </style:style>
    <style:style style:name="T23" style:family="text">
      <style:text-properties fo:font-style="normal" officeooo:rsid="00aef731" style:font-style-asian="normal" style:font-style-complex="normal"/>
    </style:style>
    <style:style style:name="T24" style:family="text">
      <style:text-properties fo:font-style="normal" officeooo:rsid="00bdd2ed" style:font-style-asian="normal" style:font-style-complex="normal"/>
    </style:style>
    <style:style style:name="T25" style:family="text">
      <style:text-properties fo:font-style="normal" officeooo:rsid="00be669b" style:font-style-asian="normal" style:font-style-complex="normal"/>
    </style:style>
    <style:style style:name="T26" style:family="text">
      <style:text-properties fo:font-style="normal" officeooo:rsid="00c847cf" style:font-style-asian="normal" style:font-style-complex="normal"/>
    </style:style>
    <style:style style:name="T27" style:family="text">
      <style:text-properties fo:font-style="normal" officeooo:rsid="00cb5f60" style:font-style-asian="normal" style:font-style-complex="normal"/>
    </style:style>
    <style:style style:name="T28" style:family="text">
      <style:text-properties fo:font-style="normal" officeooo:rsid="00d3596f" style:font-style-asian="normal" style:font-style-complex="normal"/>
    </style:style>
    <style:style style:name="T29" style:family="text">
      <style:text-properties fo:font-style="normal" officeooo:rsid="00d55fea" style:font-style-asian="normal" style:font-style-complex="normal"/>
    </style:style>
    <style:style style:name="T30" style:family="text">
      <style:text-properties fo:font-style="normal" officeooo:rsid="00ed13a6" style:font-style-asian="normal" style:font-style-complex="normal"/>
    </style:style>
    <style:style style:name="T31" style:family="text">
      <style:text-properties fo:font-style="normal" officeooo:rsid="00e18523" style:font-style-asian="normal" style:font-style-complex="normal"/>
    </style:style>
    <style:style style:name="T32" style:family="text">
      <style:text-properties fo:font-style="normal" officeooo:rsid="00e9049e" style:font-style-asian="normal" style:font-style-complex="normal"/>
    </style:style>
    <style:style style:name="T33" style:family="text">
      <style:text-properties fo:font-style="normal" officeooo:rsid="00c5711d" style:font-style-asian="normal" style:font-style-complex="normal"/>
    </style:style>
    <style:style style:name="T34" style:family="text">
      <style:text-properties fo:font-style="normal" officeooo:rsid="01082d7c" style:font-style-asian="normal" style:font-style-complex="normal"/>
    </style:style>
    <style:style style:name="T35" style:family="text">
      <style:text-properties fo:font-style="normal" officeooo:rsid="011e8bf8" style:font-style-asian="normal" style:font-style-complex="normal"/>
    </style:style>
    <style:style style:name="T36" style:family="text">
      <style:text-properties fo:font-style="normal" officeooo:rsid="012880c7" style:font-style-asian="normal" style:font-style-complex="normal"/>
    </style:style>
    <style:style style:name="T37" style:family="text">
      <style:text-properties fo:font-style="normal" officeooo:rsid="012b9331" style:font-style-asian="normal" style:font-style-complex="normal"/>
    </style:style>
    <style:style style:name="T38" style:family="text">
      <style:text-properties fo:font-style="normal" officeooo:rsid="0130edc0" style:font-style-asian="normal" style:font-style-complex="normal"/>
    </style:style>
    <style:style style:name="T39" style:family="text">
      <style:text-properties fo:font-style="normal" officeooo:rsid="01316f1c" style:font-style-asian="normal" style:font-style-complex="normal"/>
    </style:style>
    <style:style style:name="T40" style:family="text">
      <style:text-properties fo:font-style="normal" officeooo:rsid="01319f3a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c2ba3e" style:font-style-asian="normal" style:font-weight-asian="bold" style:font-style-complex="normal" style:font-weight-complex="bold"/>
    </style:style>
    <style:style style:name="T43" style:family="text">
      <style:text-properties officeooo:rsid="0048e5a3"/>
    </style:style>
    <style:style style:name="T44" style:family="text">
      <style:text-properties officeooo:rsid="004a7a5f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5094e2"/>
    </style:style>
    <style:style style:name="T47" style:family="text">
      <style:text-properties style:font-name="Liberation Serif" officeooo:rsid="012b208c"/>
    </style:style>
    <style:style style:name="T48" style:family="text">
      <style:text-properties officeooo:rsid="004f6dd3"/>
    </style:style>
    <style:style style:name="T49" style:family="text">
      <style:text-properties officeooo:rsid="0055869c"/>
    </style:style>
    <style:style style:name="T50" style:family="text">
      <style:text-properties officeooo:rsid="00581f50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655ec6" style:font-weight-asian="normal" style:font-weight-complex="normal"/>
    </style:style>
    <style:style style:name="T53" style:family="text">
      <style:text-properties fo:font-weight="normal" officeooo:rsid="0065fb4f" style:font-weight-asian="normal" style:font-weight-complex="normal"/>
    </style:style>
    <style:style style:name="T54" style:family="text">
      <style:text-properties fo:font-weight="normal" officeooo:rsid="0068d946" style:font-weight-asian="normal" style:font-weight-complex="normal"/>
    </style:style>
    <style:style style:name="T55" style:family="text">
      <style:text-properties fo:font-weight="normal" officeooo:rsid="006f3746" style:font-weight-asian="normal" style:font-weight-complex="normal"/>
    </style:style>
    <style:style style:name="T56" style:family="text">
      <style:text-properties fo:font-weight="normal" officeooo:rsid="0071fe11" style:font-weight-asian="normal" style:font-weight-complex="normal"/>
    </style:style>
    <style:style style:name="T57" style:family="text">
      <style:text-properties fo:font-weight="normal" officeooo:rsid="007f38ea" style:font-weight-asian="normal" style:font-weight-complex="normal"/>
    </style:style>
    <style:style style:name="T58" style:family="text">
      <style:text-properties fo:font-weight="normal" officeooo:rsid="00808f39" style:font-weight-asian="normal" style:font-weight-complex="normal"/>
    </style:style>
    <style:style style:name="T59" style:family="text">
      <style:text-properties fo:font-weight="normal" officeooo:rsid="008e74f9" style:font-weight-asian="normal" style:font-weight-complex="normal"/>
    </style:style>
    <style:style style:name="T60" style:family="text">
      <style:text-properties fo:font-weight="normal" officeooo:rsid="00925b0a" style:font-weight-asian="normal" style:font-weight-complex="normal"/>
    </style:style>
    <style:style style:name="T61" style:family="text">
      <style:text-properties fo:font-weight="normal" officeooo:rsid="0092fe16" style:font-weight-asian="normal" style:font-weight-complex="normal"/>
    </style:style>
    <style:style style:name="T62" style:family="text">
      <style:text-properties fo:font-weight="normal" officeooo:rsid="009ef9b3" style:font-weight-asian="normal" style:font-weight-complex="normal"/>
    </style:style>
    <style:style style:name="T63" style:family="text">
      <style:text-properties fo:font-weight="normal" officeooo:rsid="00a0c14e" style:font-weight-asian="normal" style:font-weight-complex="normal"/>
    </style:style>
    <style:style style:name="T64" style:family="text">
      <style:text-properties fo:font-weight="normal" officeooo:rsid="00a111b7" style:font-weight-asian="normal" style:font-weight-complex="normal"/>
    </style:style>
    <style:style style:name="T65" style:family="text">
      <style:text-properties fo:font-weight="normal" officeooo:rsid="00a1ac23" style:font-weight-asian="normal" style:font-weight-complex="normal"/>
    </style:style>
    <style:style style:name="T66" style:family="text">
      <style:text-properties fo:font-weight="normal" officeooo:rsid="00a44d69" style:font-weight-asian="normal" style:font-weight-complex="normal"/>
    </style:style>
    <style:style style:name="T67" style:family="text">
      <style:text-properties fo:font-weight="normal" officeooo:rsid="00a64d5a" style:font-weight-asian="normal" style:font-weight-complex="normal"/>
    </style:style>
    <style:style style:name="T68" style:family="text">
      <style:text-properties fo:font-weight="normal" officeooo:rsid="00b93036" style:font-weight-asian="normal" style:font-weight-complex="normal"/>
    </style:style>
    <style:style style:name="T69" style:family="text">
      <style:text-properties fo:font-weight="normal" officeooo:rsid="00c5fb9d" style:font-weight-asian="normal" style:font-weight-complex="normal"/>
    </style:style>
    <style:style style:name="T70" style:family="text">
      <style:text-properties fo:font-weight="normal" officeooo:rsid="00987c0b" style:font-weight-asian="normal" style:font-weight-complex="normal"/>
    </style:style>
    <style:style style:name="T71" style:family="text">
      <style:text-properties fo:font-weight="normal" officeooo:rsid="00c7ba6e" style:font-weight-asian="normal" style:font-weight-complex="normal"/>
    </style:style>
    <style:style style:name="T72" style:family="text">
      <style:text-properties fo:font-weight="normal" officeooo:rsid="009d826c" style:font-weight-asian="normal" style:font-weight-complex="normal"/>
    </style:style>
    <style:style style:name="T73" style:family="text">
      <style:text-properties fo:font-weight="normal" officeooo:rsid="00cdfd0e" style:font-weight-asian="normal" style:font-weight-complex="normal"/>
    </style:style>
    <style:style style:name="T74" style:family="text">
      <style:text-properties fo:font-weight="normal" officeooo:rsid="01160411" style:font-weight-asian="normal" style:font-weight-complex="normal"/>
    </style:style>
    <style:style style:name="T75" style:family="text">
      <style:text-properties fo:font-weight="normal" officeooo:rsid="01347b33" style:font-weight-asian="normal" style:font-weight-complex="normal"/>
    </style:style>
    <style:style style:name="T76" style:family="text">
      <style:text-properties fo:font-weight="normal" officeooo:rsid="0093f1ca" style:font-weight-asian="normal" style:font-weight-complex="normal"/>
    </style:style>
    <style:style style:name="T77" style:family="text">
      <style:text-properties fo:font-weight="bold" officeooo:rsid="00655ec6" style:font-weight-asian="bold" style:font-weight-complex="bold"/>
    </style:style>
    <style:style style:name="T78" style:family="text">
      <style:text-properties fo:font-weight="bold" officeooo:rsid="00b93036" style:font-weight-asian="bold" style:font-weight-complex="bold"/>
    </style:style>
    <style:style style:name="T79" style:family="text">
      <style:text-properties officeooo:rsid="00808f39"/>
    </style:style>
    <style:style style:name="T80" style:family="text">
      <style:text-properties officeooo:rsid="008c1736"/>
    </style:style>
    <style:style style:name="T81" style:family="text">
      <style:text-properties officeooo:rsid="0091030f"/>
    </style:style>
    <style:style style:name="T82" style:family="text">
      <style:text-properties officeooo:rsid="00941371"/>
    </style:style>
    <style:style style:name="T83" style:family="text">
      <style:text-properties officeooo:rsid="00a2d946"/>
    </style:style>
    <style:style style:name="T84" style:family="text">
      <style:text-properties officeooo:rsid="00a6c720"/>
    </style:style>
    <style:style style:name="T85" style:family="text">
      <style:text-properties officeooo:rsid="00a7f527"/>
    </style:style>
    <style:style style:name="T86" style:family="text">
      <style:text-properties officeooo:rsid="00c56bfa"/>
    </style:style>
    <style:style style:name="T87" style:family="text">
      <style:text-properties officeooo:rsid="00c5711d"/>
    </style:style>
    <style:style style:name="T88" style:family="text">
      <style:text-properties officeooo:rsid="00c5fb9d"/>
    </style:style>
    <style:style style:name="T89" style:family="text">
      <style:text-properties officeooo:rsid="00c7ba6e"/>
    </style:style>
    <style:style style:name="T90" style:family="text">
      <style:text-properties style:font-name="Courier1" fo:font-style="normal" officeooo:rsid="00cb5f60" style:font-size-asian="10.5pt" style:font-style-asian="normal" style:font-style-complex="normal"/>
    </style:style>
    <style:style style:name="T91" style:family="text">
      <style:text-properties style:font-name="Courier1" fo:font-style="normal" officeooo:rsid="00ccd1b5" style:font-size-asian="10.5pt" style:font-style-asian="normal" style:font-style-complex="normal"/>
    </style:style>
    <style:style style:name="T92" style:family="text">
      <style:text-properties style:font-name="Liberation Serif1" fo:font-style="normal" officeooo:rsid="00c56bfa" style:font-size-asian="10.5pt" style:font-style-asian="normal" style:font-style-complex="normal"/>
    </style:style>
    <style:style style:name="T93" style:family="text">
      <style:text-properties officeooo:rsid="00ce6e1c"/>
    </style:style>
    <style:style style:name="T94" style:family="text">
      <style:text-properties officeooo:rsid="00cf81fb"/>
    </style:style>
    <style:style style:name="T95" style:family="text">
      <style:text-properties officeooo:rsid="00cf8e67"/>
    </style:style>
    <style:style style:name="T96" style:family="text">
      <style:text-properties officeooo:rsid="00d0c4be"/>
    </style:style>
    <style:style style:name="T97" style:family="text">
      <style:text-properties officeooo:rsid="00dbd49a"/>
    </style:style>
    <style:style style:name="T98" style:family="text">
      <style:text-properties officeooo:rsid="00dde25f"/>
    </style:style>
    <style:style style:name="T99" style:family="text">
      <style:text-properties officeooo:rsid="00e5b088"/>
    </style:style>
    <style:style style:name="T100" style:family="text">
      <style:text-properties officeooo:rsid="00eb0383"/>
    </style:style>
    <style:style style:name="T101" style:family="text">
      <style:text-properties officeooo:rsid="00f1cdf5"/>
    </style:style>
    <style:style style:name="T102" style:family="text">
      <style:text-properties officeooo:rsid="00f5bfab"/>
    </style:style>
    <style:style style:name="T103" style:family="text">
      <style:text-properties officeooo:rsid="01005fca"/>
    </style:style>
    <style:style style:name="T104" style:family="text">
      <style:text-properties officeooo:rsid="0110e543"/>
    </style:style>
    <style:style style:name="T105" style:family="text">
      <style:text-properties officeooo:rsid="0119b0ba"/>
    </style:style>
    <style:style style:name="T106" style:family="text">
      <style:text-properties officeooo:rsid="011dbc92"/>
    </style:style>
    <style:style style:name="T107" style:family="text">
      <style:text-properties officeooo:rsid="011ef594"/>
    </style:style>
    <style:style style:name="T108" style:family="text">
      <style:text-properties officeooo:rsid="012594a1"/>
    </style:style>
    <style:style style:name="T109" style:family="text">
      <style:text-properties officeooo:rsid="01266e63"/>
    </style:style>
    <style:style style:name="T110" style:family="text">
      <style:text-properties officeooo:rsid="01295450"/>
    </style:style>
    <style:style style:name="T111" style:family="text">
      <style:text-properties officeooo:rsid="012dc917"/>
    </style:style>
    <style:style style:name="T112" style:family="text">
      <style:text-properties officeooo:rsid="012f97f0"/>
    </style:style>
    <style:style style:name="T113" style:family="text">
      <style:text-properties officeooo:rsid="013179a3"/>
    </style:style>
    <style:style style:name="T114" style:family="text">
      <style:text-properties officeooo:rsid="0149a5e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0">DatabaseClient</text:p>
      <text:p text:style-name="P33">Testaussuu<text:span text:style-name="T106">n</text:span>nitelma</text:p>
      <text:p text:style-name="P31">Järjestelmätestaus</text:p>
      <text:p text:style-name="P32">Toiminnallisuustestaus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8"><text:a xlink:type="simple" xlink:href="#__RefHeading___Toc1073_1579599776" text:style-name="Index_20_Link" text:visited-style-name="Index_20_Link">1 Testauksen kohde<text:tab/>2</text:a></text:p>
          <text:p text:style-name="P89"><text:a xlink:type="simple" xlink:href="#__RefHeading___Toc138_70313565" text:style-name="Index_20_Link" text:visited-style-name="Index_20_Link">1.1 Testattava ohjelmisto<text:tab/>2</text:a></text:p>
          <text:p text:style-name="P89"><text:a xlink:type="simple" xlink:href="#__RefHeading___Toc226_884367068" text:style-name="Index_20_Link" text:visited-style-name="Index_20_Link">1.2 Testattavat ominaisuudet<text:tab/>2</text:a></text:p>
          <text:p text:style-name="P89"><text:a xlink:type="simple" xlink:href="#__RefHeading___Toc230_884367068" text:style-name="Index_20_Link" text:visited-style-name="Index_20_Link">1.3 Testausympäristö<text:tab/>3</text:a></text:p>
          <text:p text:style-name="P88"><text:a xlink:type="simple" xlink:href="#__RefHeading___Toc981_185909620" text:style-name="Index_20_Link" text:visited-style-name="Index_20_Link">2 Testausprojekti<text:tab/>4</text:a></text:p>
          <text:p text:style-name="P89"><text:a xlink:type="simple" xlink:href="#__RefHeading___Toc983_185909620" text:style-name="Index_20_Link" text:visited-style-name="Index_20_Link">2.1 Tavoitteet ja päämäärät<text:tab/>4</text:a></text:p>
          <text:p text:style-name="P89"><text:a xlink:type="simple" xlink:href="#__RefHeading___Toc869_1579599776" text:style-name="Index_20_Link" text:visited-style-name="Index_20_Link">2.2 Testaustaso ja -tyyppi<text:tab/>4</text:a></text:p>
          <text:p text:style-name="P88"><text:a xlink:type="simple" xlink:href="#__RefHeading___Toc232_884367068" text:style-name="Index_20_Link" text:visited-style-name="Index_20_Link">3 Testauksen dokumentointi<text:tab/>4</text:a></text:p>
          <text:p text:style-name="P89"><text:a xlink:type="simple" xlink:href="#__RefHeading___Toc1059_1579599776" text:style-name="Index_20_Link" text:visited-style-name="Index_20_Link">3.1 Testauskerran yksilöinti- ja yhteenvetotiedot<text:tab/>5</text:a></text:p>
          <text:p text:style-name="P89"><text:a xlink:type="simple" xlink:href="#__RefHeading___Toc434_884367068" text:style-name="Index_20_Link" text:visited-style-name="Index_20_Link">3.2 Raportointiesimerkki<text:tab/>5</text:a></text:p>
          <text:p text:style-name="P88"><text:a xlink:type="simple" xlink:href="#__RefHeading___Toc234_884367068" text:style-name="Index_20_Link" text:visited-style-name="Index_20_Link">4 Testitapaukset<text:tab/>6</text:a></text:p>
          <text:p text:style-name="P89"><text:a xlink:type="simple" xlink:href="#__RefHeading___Toc357_884367068" text:style-name="Index_20_Link" text:visited-style-name="Index_20_Link">4.1 Testitapaus 1: Tietokantayhteyksien muodostaminen<text:tab/>7</text:a></text:p>
          <text:p text:style-name="P89"><text:a xlink:type="simple" xlink:href="#__RefHeading___Toc359_884367068" text:style-name="Index_20_Link" text:visited-style-name="Index_20_Link">4.2 Testitapaus 2: SQL-kyselyjen tekeminen tietokantaan<text:tab/>7</text:a></text:p>
          <text:p text:style-name="P89"><text:a xlink:type="simple" xlink:href="#__RefHeading___Toc436_884367068" text:style-name="Index_20_Link" text:visited-style-name="Index_20_Link">4.3 Testitapaus 3: Tietokantayhteyksien tietojen tallentaminen ja lukeminen tiedostosta<text:tab/>8</text:a></text:p>
          <text:p text:style-name="P89"><text:a xlink:type="simple" xlink:href="#__RefHeading___Toc438_884367068" text:style-name="Index_20_Link" text:visited-style-name="Index_20_Link">4.4 Testitapaus 4: SQL-kyselyn tulosten vienti tiedostoon<text:tab/>8</text:a></text:p>
        </text:index-body>
      </text:table-of-content>
      <text:p text:style-name="P6"/>
      <text:h text:style-name="P96" text:outline-level="1"><text:bookmark-start text:name="__RefHeading___Toc1073_1579599776"/>Testauksen kohde<text:bookmark-end text:name="__RefHeading___Toc1073_1579599776"/></text:h>
      <text:p text:style-name="P27">Tässä luvussa esitellään testattava ohjelmisto, ominaisuudet joita ohjelmistosta testataan sekä <text:span text:style-name="T109">testiympäristö</text:span>.</text:p>
      <text:h text:style-name="Heading_20_2" text:outline-level="2"><text:bookmark-start text:name="__RefHeading___Toc138_70313565"/>Testattava ohjelmisto<text:bookmark-end text:name="__RefHeading___Toc138_70313565"/></text:h>
      <text:p text:style-name="P7">Testattava ohjelmisto on Henri Haverisen kehittämä prototyyppi nimeltään “DatabaseClient”. Ohjelmisto tarjoaa käyttäjälle <text:span text:style-name="T9">graafisen käyttöliittymän, jonka kautta käyttäjä voi suorittaa tietokantakyselyitä tietokantoihin. Ohjelmistossa on myös mahdollisuus tallentaa tietokantayhteyksiä helpomman yhteyden muodostamisen mahdollistamiseksi. Ohjelmisto tarjoaa lisäksi mm. tietokantakyselyjen viennin tiedostoon.</text:span></text:p>
      <text:h text:style-name="Heading_20_2" text:outline-level="2"><text:bookmark-start text:name="__RefHeading___Toc226_884367068"/>Testattavat ominaisuudet<text:bookmark-end text:name="__RefHeading___Toc226_884367068"/></text:h>
      <text:p text:style-name="P8">Testettavat ominaisuudet ja perustelut niille ovat seuraavat:</text:p>
      <text:list xml:id="list8072288248177859955" text:style-name="L1">
        <text:list-item>
          <text:p text:style-name="P71">Tietokantayhteyksien muodostaminen on edellytys ohjelmiston käyttämiselle, ja siksi sen toiminnallisuutta on testattava.</text:p>
        </text:list-item>
        <text:list-item>
          <text:p text:style-name="P71">SQL-kyselyjen tekeminen tietokantaan on ohjelmiston pääasiallinen käyttötarkoitus, ja siten sen toiminnallisuus tulee testata.</text:p>
        </text:list-item>
        <text:list-item>
          <text:p text:style-name="P71">Tietokantayhteyksien tietojen tallentaminen ja lukeminen tiedostosta on olennainen ominaisuus, jonka vuoksi sen toiminnallisuuden testaaminen on tärkeää.</text:p>
        </text:list-item>
        <text:list-item>
          <text:p text:style-name="P71"><text:soft-page-break/>SQL-kyselyn tulosten vienti tiedostoon on usein haluttu ja tarpeellinen ominaisuus, jonka vuoksi ominaisuutta tulee testata.</text:p>
        </text:list-item>
      </text:list>
      <text:p text:style-name="P8">Testauksesta pois rajatut ominaisuudet ja perustelut rajauksille ovat seuraavat:</text:p>
      <text:list xml:id="list5534592030013246468" text:style-name="L2">
        <text:list-item>
          <text:p text:style-name="P72">Käytöliittymä tuottaa myös käyttäjälle näkyvää lokia, jossa kerrotaan tarkemmin onnistumis- ja virheviesteistä. Lokin toimintaa ja viestien selkeyttä ei korkean työmäärän takia tällä testauskerralla testata. <text:span text:style-name="T78">Huom. </text:span><text:span text:style-name="T74">t</text:span><text:span text:style-name="T68">estusprojektin suunnitelmasta poiketen tätä ominaisuutta ei edellä mainitun syyn takia testata.</text:span></text:p>
        </text:list-item>
        <text:list-item>
          <text:p text:style-name="P72">SQL-kyselyiden lukeminen ja tallentaminen tiedostoon ei ole kriittinen ja usein tarpeellinenkaan ominaisuus, joten se on rajattu pois testattavista ominaisuuksista.</text:p>
        </text:list-item>
        <text:list-item>
          <text:p text:style-name="P72">Käyttäjän syöttämien SQL-kyselyiden ylläpitäminen sekä niiden valitseminen alasveto<text:span text:style-name="T83">valikosta</text:span> ei ole myöskään käyttöä estävä ominaisuus, joten sen toiminnallisuutta ei tällä test<text:span text:style-name="T112">aus</text:span>kerralla testata.</text:p>
        </text:list-item>
        <text:list-item>
          <text:p text:style-name="P72">Tietokantataulujen näyttäminen visuaalisesti tietokantayhteyden muodostumisen jälkeen ei ole tärkeä ominaisuus. Lisäksi kyseinen tieto on käyttäjän mahdollista hakea myös SQL-kyselyllä. Näistä syistä kyseistä ominaisuutta ei testata.</text:p>
        </text:list-item>
        <text:list-item>
          <text:p text:style-name="P72">Syötekentän toiminnallisuuksia (maalatun SQL-kyselen suorittaminen, kursorin rivillä olevan SQL-kyselyn suorittaminen) ei testata, koska niiden uupuminen ei estä ohjelmiston käyttöä.</text:p>
        </text:list-item>
      </text:list>
      <text:h text:style-name="Heading_20_2" text:outline-level="2"><text:bookmark-start text:name="__RefHeading___Toc230_884367068"/>Testausympäristö<text:bookmark-end text:name="__RefHeading___Toc230_884367068"/></text:h>
      <text:p text:style-name="P9">Alla on <text:span text:style-name="T44">taulukoituna </text:span>testusympäristön vaatimukse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Ohjelmisto / työkalu</text:p>
          </table:table-cell>
          <table:table-cell table:style-name="Table1.B1" office:value-type="string">
            <text:p text:style-name="P63">Versio, mahdollisesti tarkenteet</text:p>
          </table:table-cell>
        </table:table-row>
        <table:table-row>
          <table:table-cell table:style-name="Table1.A2" office:value-type="string">
            <text:p text:style-name="P49"><text:span text:style-name="T105">Testattava o</text:span>hjelmisto</text:p>
          </table:table-cell>
          <table:table-cell table:style-name="Table1.B2" office:value-type="string">
            <text:p text:style-name="P50">DatabaseClient, versio 1.0</text:p>
          </table:table-cell>
        </table:table-row>
        <table:table-row>
          <table:table-cell table:style-name="Table1.A2" office:value-type="string">
            <text:p text:style-name="P49">Käyttöjärjestelmä</text:p>
          </table:table-cell>
          <table:table-cell table:style-name="Table1.B2" office:value-type="string">
            <text:p text:style-name="P50">Ubuntu 16.04 LTS <text:span text:style-name="T50">64bit</text:span></text:p>
          </table:table-cell>
        </table:table-row>
        <table:table-row>
          <table:table-cell table:style-name="Table1.A2" office:value-type="string">
            <text:p text:style-name="P51">Java <text:span text:style-name="T43">(Oracle tai OpenJDK)</text:span></text:p>
          </table:table-cell>
          <table:table-cell table:style-name="Table1.B2" office:value-type="string">
            <text:p text:style-name="P51">Versio 1.8.<text:span text:style-name="T43">0 tai uudempi, mutta ei kuitenkaan versiota 1.9.0 tai uudempaa</text:span></text:p>
          </table:table-cell>
        </table:table-row>
        <table:table-row>
          <table:table-cell table:style-name="Table1.A2" office:value-type="string">
            <text:p text:style-name="P52">Apache Maven</text:p>
          </table:table-cell>
          <table:table-cell table:style-name="Table1.B2" office:value-type="string">
            <text:p text:style-name="P52">Versio 3.3.9 <text:span text:style-name="T49">tai uudempi</text:span></text:p>
          </table:table-cell>
        </table:table-row>
        <table:table-row>
          <table:table-cell table:style-name="Table1.A2" office:value-type="string">
            <text:p text:style-name="P53">MySQL-tietokanta (voi sijaita samalla tai toisella laitteistolla kuin testattava ohjelmisto</text:p>
          </table:table-cell>
          <table:table-cell table:style-name="Table1.B2" office:value-type="string">
            <text:p text:style-name="P53">Versio 5.<text:span text:style-name="T48">7</text:span>.0 tai uudempi</text:p>
          </table:table-cell>
        </table:table-row>
        <table:table-row>
          <table:table-cell table:style-name="Table1.A2" office:value-type="string">
            <text:p text:style-name="P54">Git (optionaalinen)</text:p>
          </table:table-cell>
          <table:table-cell table:style-name="Table1.B2" office:value-type="string">
            <text:p text:style-name="P54">Versio 2.7.0 tai uudempi</text:p>
          </table:table-cell>
        </table:table-row>
        <table:table-row>
          <table:table-cell table:style-name="Table1.A2" office:value-type="string">
            <text:p text:style-name="P55">Mahdollisesti jokin tekstieditori</text:p>
          </table:table-cell>
          <table:table-cell table:style-name="Table1.B2" office:value-type="string">
            <text:p text:style-name="P54">-</text:p>
          </table:table-cell>
        </table:table-row>
      </table:table>
      <text:p text:style-name="P10"/>
      <text:p text:style-name="P22">Asennusohjeet tarvittaville ohjelmistoille löytvät seuraavista <text:span text:style-name="T99">WWW</text:span>-osoitteista:</text:p>
      <text:list xml:id="list5319965058615053587" text:style-name="L4">
        <text:list-item>
          <text:p text:style-name="P75"><text:span text:style-name="T46">DatabaseClient: </text:span><text:span text:style-name="T3">https://github.com/hhaverinen/TIEA306#käyttö</text:span><text:span text:style-name="T45">.</text:span></text:p>
        </text:list-item>
        <text:list-item>
          <text:p text:style-name="P76"><text:soft-page-break/><text:span text:style-name="T45">Apache Maven: </text:span><text:span text:style-name="T3">https://maven.apache.org/install.html</text:span></text:p>
        </text:list-item>
        <text:list-item>
          <text:p text:style-name="P76"><text:span text:style-name="T45">Java (OpenJDK): </text:span><text:span text:style-name="T3">http://openjdk.java.net/install/</text:span></text:p>
        </text:list-item>
        <text:list-item>
          <text:p text:style-name="P76"><text:span text:style-name="T45">MySQL (versio 5.7 </text:span><text:span text:style-name="T47">ja myöhemmät</text:span><text:span text:style-name="T45">): </text:span><text:span text:style-name="T3">https://dev.mysql.com/doc/refman/5.7/en/installing.html</text:span></text:p>
        </text:list-item>
      </text:list>
      <text:h text:style-name="P97" text:outline-level="1"><text:bookmark-start text:name="__RefHeading___Toc981_185909620"/>Testausprojekti<text:bookmark-end text:name="__RefHeading___Toc981_185909620"/></text:h>
      <text:p text:style-name="P80">Tässä luvussa on esiteltynä testausprojektin tavoitteet ja päämäärät, sekä mitä testaus<text:span text:style-name="T108">tasoa ja -tyyppejä projektissa hyödynnetään.</text:span></text:p>
      <text:h text:style-name="P93" text:outline-level="2"><text:bookmark-start text:name="__RefHeading___Toc983_185909620"/>Tavoitteet ja päämäärät<text:bookmark-end text:name="__RefHeading___Toc983_185909620"/></text:h>
      <text:p text:style-name="P74">Testauskerran tavoitteena on varmistaa, että testattavien ominaisuuksien seuraavat laatuominaisuudet täyttävät mahdollisimman hyvin:</text:p>
      <text:list xml:id="list474060798450525586" text:style-name="L3">
        <text:list-item>
          <text:p text:style-name="P73">Ominaisuudet ovat <text:span text:style-name="T42">virhesietoisia</text:span><text:span text:style-name="T19">. Ominaisuudet sietävät ja pystyvät toipumaan mahdollisista virhetilanteista.</text:span></text:p>
        </text:list-item>
        <text:list-item>
          <text:p text:style-name="P73"><text:span text:style-name="T19">Ominaisuudet ovat </text:span><text:span text:style-name="T41">toiminnallisia</text:span><text:span text:style-name="T19">. Ominaisuudet soveltuvat tarkoitettujen toimenpiteiden suorittamiseen ja antavat oikeita ja tarkkoja tuloksia.</text:span></text:p>
        </text:list-item>
      </text:list>
      <text:p text:style-name="P74"><text:span text:style-name="T19">Tässä testausprojektissa ja testauskerrassa ei suoriteta käytettävyystestausta, mutta mikäli test</text:span><text:span text:style-name="T38">aus</text:span><text:span text:style-name="T19">kerran suorittaja havaitsee tai kokee joidenkin ominaisuuksien kaipaavan parannuksia käytettävyyteen, on näiden huomioiden esille tuominen suotavaa. </text:span><text:span text:style-name="T29">Huomioiden tekeminen ja kirjaaminen on kuitenkin täysin optionaalista.</text:span></text:p>
      <text:h text:style-name="P90" text:outline-level="2"><text:bookmark-start text:name="__RefHeading___Toc869_1579599776"/>Testaustaso ja -tyyppi<text:bookmark-end text:name="__RefHeading___Toc869_1579599776"/></text:h>
      <text:p text:style-name="P81"><text:span text:style-name="T19">Tällä </text:span><text:span text:style-name="T28">testauskerralla suoritetaan</text:span><text:span text:style-name="T19"> järjestelmätason toiminnallisuustestaus. </text:span><text:span text:style-name="T25">Luvussa </text:span><text:span text:style-name="T36">1.2</text:span><text:span text:style-name="T24"> </text:span><text:span text:style-name="T19">on </text:span><text:span text:style-name="T25">kuvattu</text:span><text:span text:style-name="T19"> tähän testauskertaan kuuluvat sekä pois rajatut testattavat ominaisuudet perusteluineen. </text:span><text:span text:style-name="T24">Testauksessa hyödynnetään mustalaatikkotestausta, test</text:span><text:span text:style-name="T39">aus</text:span><text:span text:style-name="T24">kerran suorittajan ei siis tarvitse perehtyä eikä tutkia ohjelmiston lähdekoodia. </text:span><text:span text:style-name="T26">Testuskerran suorittajaa suositellaan käyttävän ekvivalenssiluokkia testisyötteitä laatiessaan, </text:span><text:span text:style-name="T34">mikäli kokee tämän hyödylliseksi</text:span><text:span text:style-name="T26">.</text:span></text:p>
      <text:h text:style-name="P98" text:outline-level="1"><text:bookmark-start text:name="__RefHeading___Toc232_884367068"/>Testauksen dokumentointi<text:bookmark-end text:name="__RefHeading___Toc232_884367068"/></text:h>
      <text:p text:style-name="P28">Tässä luvussa on kuvattu kuinka testauskerta suoritetaan ja sen tulokset raportoidaan. Luvu<text:span text:style-name="T110">ssa 4</text:span> on esitelty <text:span text:style-name="T104">tämän</text:span> testauskerran test<text:span text:style-name="T113">i</text:span>tapaukset.</text:p>
      <text:p text:style-name="P11">Testauskerran suorittajalta vaaditaan perustietämystä erilaisten ohjelmistojen asentamisesta, komentorivityöskentelystä sekä SQL-kyselykielestä. Tietämys ohjelmistotestauksesta on eduksi.</text:p>
      <text:h text:style-name="P91" text:outline-level="2"><text:bookmark-start text:name="__RefHeading___Toc1059_1579599776"/><text:soft-page-break/>Testauskerran yksilöinti- ja yhteenvetotiedot<text:bookmark-end text:name="__RefHeading___Toc1059_1579599776"/></text:h>
      <text:p text:style-name="P11">Testauskerran yksilöintitiedoissa on mainittava:</text:p>
      <text:list xml:id="list4177760868924291985" text:style-name="L5">
        <text:list-item>
          <text:p text:style-name="P77"><text:span text:style-name="T100">t</text:span>estattava ohjelmisto ja sen versio,</text:p>
        </text:list-item>
        <text:list-item>
          <text:p text:style-name="P77"><text:span text:style-name="T100">o</text:span>hjelmiston toimintaan vaaditut ohjelmistot ja niiden versiot,</text:p>
        </text:list-item>
        <text:list-item>
          <text:p text:style-name="P77"><text:span text:style-name="T100">t</text:span>estauskerralla käytettävä testaussuunnitelma ja sen versio,</text:p>
        </text:list-item>
        <text:list-item>
          <text:p text:style-name="P77"><text:span text:style-name="T100">t</text:span>estausympäristön kuvaus,</text:p>
        </text:list-item>
        <text:list-item>
          <text:p text:style-name="P77"><text:span text:style-name="T100">t</text:span>estauskerran suorittaja ja ajankohta.</text:p>
        </text:list-item>
      </text:list>
      <text:p text:style-name="P11">Testauskerran yhteenvetotiedoissa on mainittava:</text:p>
      <text:list xml:id="list8932030820820691618" text:style-name="L6">
        <text:list-item>
          <text:p text:style-name="P78"><text:span text:style-name="T100">s</text:span>uoritettujen testitapausten kokonaismäärä,</text:p>
        </text:list-item>
        <text:list-item>
          <text:p text:style-name="P78"><text:span text:style-name="T100">s</text:span>uorittamattomien testitapausten kokonaismäärä,</text:p>
        </text:list-item>
        <text:list-item>
          <text:p text:style-name="P78"><text:span text:style-name="T100">t</text:span>estitapausten eri johtopäätöksien kokonaismäärät,</text:p>
        </text:list-item>
        <text:list-item>
          <text:p text:style-name="P78"><text:span text:style-name="T100">t</text:span>estitapauksista kirjattujen havaintojen kokonaismäärä,</text:p>
        </text:list-item>
        <text:list-item>
          <text:p text:style-name="P79"><text:span text:style-name="T100">s</text:span>uositukset ohjelmistolle tehtävistä jälkitoimenpiteistä.</text:p>
        </text:list-item>
      </text:list>
      <text:p text:style-name="P12">Testitapausten raportoinnissa käytetään seuraavia kolmea johtopäätöstä: <text:span text:style-name="T41">ok</text:span><text:span text:style-name="T19">, </text:span><text:span text:style-name="T41">virhe</text:span><text:span text:style-name="T10"> </text:span><text:span text:style-name="T23">ja</text:span><text:span text:style-name="T19"> </text:span><text:span text:style-name="T41">huomio</text:span><text:span text:style-name="T10">. </text:span><text:span text:style-name="T19">Johtopäätökset </text:span><text:span text:style-name="T41">ok</text:span><text:span text:style-name="T19"> ja </text:span><text:span text:style-name="T41">virhe</text:span><text:span text:style-name="T19"> ovat nimensämukaisesti tarkoitettu onnistuneen ja epäonnistuneen testitapauksen johtopäätöksiksi. Johtopäätös </text:span><text:span text:style-name="T41">huomio</text:span><text:span text:style-name="T19"> tarkoittaa </text:span><text:span text:style-name="T20">onnistuneen testitapauksen johtopäätöstä</text:span><text:span text:style-name="T19">, mutta testeuskerran suorittaja on havainnut jo</text:span><text:span text:style-name="T21">i</text:span><text:span text:style-name="T19">tain mainitsemisen arvoisia puutteita tai huomioita.</text:span></text:p>
      <text:p text:style-name="P13"><text:span text:style-name="T19">Virheet ja huomiot pyritään raportoimaan mahdollisimman ytimekkäästi sekä yksiselitteisesti. Mahdollisten virheiden raportoinnissa tulee myös raportoida </text:span><text:span text:style-name="T35">riittävän</text:span><text:span text:style-name="T19"> tarkasti virheeseen johtaneet tehdyt tai tekemättä jätetyt toimenpiteet ja syötteet sekä </text:span><text:span text:style-name="T22">ohjelmiston mahdollisesti antama vaste virhetilanteessa</text:span><text:span text:style-name="T19">.</text:span></text:p>
      <text:h text:style-name="P92" text:outline-level="2"><text:bookmark-start text:name="__RefHeading___Toc434_884367068"/>Raportointiesimerkki<text:bookmark-end text:name="__RefHeading___Toc434_884367068"/></text:h>
      <text:p text:style-name="P26"><text:span text:style-name="T19">Alla on esiteltynä yksittäisen testitapauksen taulukkomallinen </text:span><text:span text:style-name="T32">raportointiesimerkki</text:span><text:span text:style-name="T19">, jota voi hyödyntää testauskerran suorituksen raportoinnissa. </text:span><text:span text:style-name="T33">Testitapauksissa käytety syötteet ja vasteet on kirjattava raporttiin, koska testitapauksissa ei anneta testidataa vaan se on test</text:span><text:span text:style-name="T40">aus</text:span><text:span text:style-name="T33">kerran suorittajan päätettävissä. Testitapauksen yksilöivä numero vastaa luvun </text:span><text:span text:style-name="T37">4</text:span><text:span text:style-name="T33"> alaluvuissa esiteltyjen testitapausten työnkulun poikkeamia. Tässä esimerkissä lukua 0 on käytetty normaalin työnkulun yksilöimisee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70"><text:span text:style-name="T30">T</text:span><text:span text:style-name="T31">estitapaus 1: </text:span><text:span text:style-name="T19">Tietokantayhteyksi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38"><text:span text:style-name="T107">Y</text:span>ksilöivä numero</text:p>
          </table:table-cell>
          <table:table-cell table:style-name="Table4.A2" office:value-type="string">
            <text:p text:style-name="P36">Työnkulku <text:span text:style-name="T101">tai</text:span> <text:span text:style-name="T107">sen</text:span> poikkeama</text:p>
          </table:table-cell>
          <table:table-cell table:style-name="Table4.A2" office:value-type="string">
            <text:p text:style-name="P101">Syötteet</text:p>
          </table:table-cell>
          <table:table-cell table:style-name="Table4.A2" office:value-type="string">
            <text:p text:style-name="P37"><text:span text:style-name="T107">V</text:span>asteet</text:p>
          </table:table-cell>
          <table:table-cell table:style-name="Table4.A2" office:value-type="string">
            <text:p text:style-name="P35">Odotettu <text:span text:style-name="T107">vaste</text:span></text:p>
          </table:table-cell>
          <table:table-cell table:style-name="Table4.A2" office:value-type="string">
            <text:p text:style-name="P34">Johto-päätös</text:p>
          </table:table-cell>
          <table:table-cell table:style-name="Table4.G2" office:value-type="string">
            <text:p text:style-name="P34">Huomiot</text:p>
          </table:table-cell>
        </table:table-row>
        <table:table-row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58">Normaali työnkulku.</text:p>
          </table:table-cell>
          <table:table-cell table:style-name="Table4.A2" office:value-type="string">
            <text:p text:style-name="P99">Tietokannan osoite = jdbc:mysql://localhost/testi</text:p>
            <text:p text:style-name="P99"/>
            <text:p text:style-name="P99">Käyttäjä = root</text:p>
            <text:p text:style-name="P99"/>
            <text:p text:style-name="P99">Salasana = passw0rd</text:p>
          </table:table-cell>
          <table:table-cell table:style-name="Table4.A2" office:value-type="string">
            <text:p text:style-name="P61">Lokiin <text:span text:style-name="T102">tulee tieto</text:span> “yhteys muodostettu”.</text:p>
          </table:table-cell>
          <table:table-cell table:style-name="Table4.A2" office:value-type="string">
            <text:p text:style-name="P57">Yhteys muodostuu.</text:p>
          </table:table-cell>
          <table:table-cell table:style-name="Table4.A2" office:value-type="string">
            <text:p text:style-name="P56">Ok</text:p>
          </table:table-cell>
          <table:table-cell table:style-name="Table4.G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60"><text:span text:style-name="T98">3</text:span>.a</text:p>
          </table:table-cell>
          <table:table-cell table:style-name="Table4.A2" office:value-type="string">
            <text:p text:style-name="P59">Syötetty salasana on väärä.</text:p>
          </table:table-cell>
          <table:table-cell table:style-name="Table4.A2" office:value-type="string">
            <text:p text:style-name="P99">Tietokannan osoite = jdbc:mysql://localhost/testi</text:p>
            <text:p text:style-name="P99"/>
            <text:p text:style-name="P99">Käyttäjä = root</text:p>
            <text:p text:style-name="P99"/>
            <text:p text:style-name="P99">Salasana = väärä</text:p>
          </table:table-cell>
          <table:table-cell table:style-name="Table4.A2" office:value-type="string">
            <text:p text:style-name="P61">Lokiin <text:span text:style-name="T103">tulee tieto “</text:span>yhteyttä ei voitu muodostaa”.</text:p>
          </table:table-cell>
          <table:table-cell table:style-name="Table4.A2" office:value-type="string">
            <text:p text:style-name="P57">Yhteys ei muodostu.</text:p>
          </table:table-cell>
          <table:table-cell table:style-name="Table4.A2" office:value-type="string">
            <text:p text:style-name="P100">Huomio</text:p>
          </table:table-cell>
          <table:table-cell table:style-name="Table4.G2" office:value-type="string">
            <text:p text:style-name="P56">Yhteys ei muodostu, mutta virheviesti voisi olla <text:span text:style-name="T87">havainnollisempi</text:span>.</text:p>
          </table:table-cell>
        </table:table-row>
      </table:table>
      <text:p text:style-name="P23"/>
      <text:h text:style-name="Heading_20_1" text:outline-level="1"><text:bookmark-start text:name="__RefHeading___Toc234_884367068"/>Testitapaukset<text:bookmark-end text:name="__RefHeading___Toc234_884367068"/></text:h>
      <text:p text:style-name="P25"><text:span text:style-name="T111">Tässä luvussa kuvataan</text:span> testauskerran testitapaukset. Varsinaista testidataa ei ole annettu, koska testattava data riippuu käytettävien ohjelmistojen asetuksista (esimerkiksi salasanat). <text:span text:style-name="T97">Testauskerran suorittajalle halutaan myös antaa vapauttaa testattavien syötteiden valitsemisessa, jotta testauskerran suorittamisesta ei tule liian mekaanista.</text:span></text:p>
      <text:p text:style-name="P25">Työnkulku ja työnkulun poikkeamat o<text:span text:style-name="T93">vat</text:span> esiteltynä testitapauksissa. Työnkulun poikkeamat johtavat virhetilanteisiin, mutta ohjelmiston pitäisi pystyä toipumaan ja käsittelemään nämä tapaukset sekä mahdollisesti antamaan jonkinlainen vasta käyttäjälle. <text:span text:style-name="T94">Työnkulun poikkeamat ovat numeroitu siten, että ensimmäinen numero vastaa työnkulussa olevaa askelta, ja perässä oleva kirjain erottelee samaan askeleeseen kuuluvat poikkeustapaukset.</text:span> <text:span text:style-name="T86">Kaikissa testitapauksissa toimijana toimii ohjelmiston käyttäjä.</text:span></text:p>
      <text:p text:style-name="P24"><text:span text:style-name="T86">Testitapauksien esitysmuoto mukailee Jyväskylän yliopiston informaatioteknologian tiedekunnan TIES546 Ohjelmistotestaus -kurssin Jukka-Pekka Santasen luentokalvoilla esitettyä esimerkkiä k</text:span><text:span text:style-name="T11">äyttötapauksesta johdetusta testitapauksesta </text:span><text:span text:style-name="T27">(</text:span><text:span text:style-name="T12">luentokalvo 30/72</text:span><text:span text:style-name="T11"> </text:span><text:span text:style-name="T90">https://koppa.jyu.fi/kurssit/216254/luento/testaustyyppien-tekniikoita-ja-testitapauksia</text:span><text:span text:style-name="T91">)</text:span><text:span text:style-name="T92">.</text:span></text:p>
      <text:h text:style-name="Heading_20_2" text:outline-level="2"><text:bookmark-start text:name="__RefHeading___Toc357_884367068"/><text:soft-page-break/>Testitapaus 1: Tietokantayhteyksien muodostaminen<text:bookmark-end text:name="__RefHeading___Toc357_884367068"/></text:h>
      <text:p text:style-name="P14">Nimi<text:tab/><text:tab/><text:tab/><text:span text:style-name="T51">Tietokantayhteden muodostaminen</text:span></text:p>
      <text:p text:style-name="P18"><text:span text:style-name="T77">Lähtötila<text:tab/><text:tab/></text:span><text:span text:style-name="T52">Toimija on käynnistänyt ohjelmiston, ohjelmiston perusnäkymä on avoinna.</text:span></text:p>
      <text:p text:style-name="P43"><text:span text:style-name="T82">Työnkulku</text:span><text:tab/><text:tab/><text:span text:style-name="T60">1. </text:span><text:span text:style-name="T51">Toimija syöttää tietokannan osoitteen.</text:span></text:p>
      <text:p text:style-name="P43"><text:span text:style-name="T51"><text:tab/><text:tab/><text:tab/></text:span><text:span text:style-name="T60">2. </text:span><text:span text:style-name="T51">Toimija syöttää käyttäjänimen.</text:span></text:p>
      <text:p text:style-name="P43"><text:span text:style-name="T51"><text:tab/><text:tab/><text:tab/></text:span><text:span text:style-name="T60">3. </text:span><text:span text:style-name="T51">Toimija syöttää salasanan.</text:span></text:p>
      <text:p text:style-name="P43"><text:span text:style-name="T51"><text:tab/><text:tab/><text:tab/></text:span><text:span text:style-name="T60">4. </text:span><text:span text:style-name="T51">Toimija muodostaa tietokantayhteyden painamalla </text:span><text:span text:style-name="T13">Connect</text:span><text:span text:style-name="T51"> -painiketta.</text:span></text:p>
      <text:p text:style-name="P39">Lopputila<text:tab/><text:tab/><text:span text:style-name="T51">Toimija on perusnäkymässä, alhaalla olevaan tekstikenttään on tullut tieto <text:tab/><text:tab/><text:tab/>onnistuneesta/</text:span><text:span text:style-name="T54">epäonnistuneesta</text:span><text:span text:style-name="T51"> yhteyden muodostamisesta, </text:span><text:span text:style-name="T13">Active <text:tab/><text:tab/><text:tab/><text:tab/>connections</text:span><text:span text:style-name="T51"> -alasveto</text:span><text:span text:style-name="T66">valikossa</text:span><text:span text:style-name="T53"> on tieto </text:span><text:span text:style-name="T54">mahdollisesti </text:span><text:span text:style-name="T53">muodostetusta <text:tab/><text:tab/><text:tab/><text:tab/>yhteydestä.</text:span></text:p>
      <text:p text:style-name="P84">Työnkulun poikkeamat<text:span text:style-name="T76"> </text:span><text:span text:style-name="T75">tulee testata seuraavilla testitapauksilla:</text:span></text:p>
      <text:p text:style-name="P65"><text:span text:style-name="T71"><text:tab/><text:tab/><text:tab/>1.a <text:tab/></text:span><text:span text:style-name="T70">Toimija syöttää väärän tietokannan osoitteen.</text:span></text:p>
      <text:p text:style-name="P66"><text:span text:style-name="T89"><text:tab/><text:tab/><text:tab/>1.b <text:tab/>Toimija </text:span>jättää tyhjäksi <text:span text:style-name="T89">tietokannan osoitteen.</text:span></text:p>
      <text:p text:style-name="P67"><text:span text:style-name="T89"><text:tab/><text:tab/><text:tab/>2.a<text:tab/></text:span>Toimija syöttää väärän <text:span text:style-name="T89">käyttäjänimen.</text:span></text:p>
      <text:p text:style-name="P66"><text:span text:style-name="T89"><text:tab/><text:tab/><text:tab/>2.b<text:tab/>Toimija </text:span>jättää tyhjäksi <text:span text:style-name="T89">käyttäjänimen.</text:span></text:p>
      <text:p text:style-name="P67"><text:span text:style-name="T89"><text:tab/><text:tab/><text:tab/>3.a<text:tab/></text:span>Toimija syöttää väärän salasanan.</text:p>
      <text:p text:style-name="P66"><text:span text:style-name="T89"><text:tab/><text:tab/><text:tab/>3.b<text:tab/>Toimija </text:span>jättää tyhjäksi <text:span text:style-name="T89">salasanan.</text:span></text:p>
      <text:h text:style-name="Heading_20_2" text:outline-level="2"><text:bookmark-start text:name="__RefHeading___Toc359_884367068"/>Testitapaus 2: SQL-kyselyjen tekeminen tietokantaan<text:bookmark-end text:name="__RefHeading___Toc359_884367068"/></text:h>
      <text:p text:style-name="P15">Nimi<text:tab/><text:tab/><text:tab/><text:span text:style-name="T55">SQL-kyselyjen tekeminen tietokantaan</text:span></text:p>
      <text:p text:style-name="P19"><text:span text:style-name="T77">Lähtötila<text:tab/><text:tab/></text:span><text:span text:style-name="T52">Toimija on käynnistänyt ohjelmiston </text:span><text:span text:style-name="T56">ja muodostanut tietokantayhteyden</text:span><text:span text:style-name="T52">, <text:tab/><text:tab/><text:tab/><text:tab/>ohjelmiston perusnäkymä on avoinna.</text:span></text:p>
      <text:p text:style-name="P46"><text:span text:style-name="T82">Työnkulku</text:span><text:tab/><text:tab/><text:span text:style-name="T61">1. </text:span><text:span text:style-name="T51">Toimija syöttää </text:span><text:span text:style-name="T56">SQL-kyselyn tekstikenttään</text:span><text:span text:style-name="T51">.</text:span></text:p>
      <text:p text:style-name="P44"><text:span text:style-name="T51"><text:tab/><text:tab/><text:tab/></text:span><text:span text:style-name="T61">2. </text:span><text:span text:style-name="T51">Toimija </text:span><text:span text:style-name="T56">suorittaa SQL-kyselyn painamalla </text:span><text:span text:style-name="T14">Run query</text:span><text:span text:style-name="T56"> -painiketta</text:span><text:span text:style-name="T51">.</text:span></text:p>
      <text:p text:style-name="P39">Lopputila<text:tab/><text:tab/><text:span text:style-name="T51">Toimija on perusnäkymässä, alhaalla olevaan tekstikenttään on tullut tieto <text:tab/><text:tab/><text:tab/>onnistuneesta/</text:span><text:span text:style-name="T54">epäonnistuneesta</text:span><text:span text:style-name="T51"> </text:span><text:span text:style-name="T56">SQL-kyselystä</text:span><text:span text:style-name="T51">, </text:span><text:span text:style-name="T56">SQL-kyselyn tulokset <text:tab/><text:tab/><text:tab/><text:tab/>näkyvät taulukossa sille varatussa tilassa.</text:span></text:p>
      <text:p text:style-name="P42">Työnkulun poikkeamat<text:span text:style-name="T51"> </text:span><text:span text:style-name="T75">tulee testata seuraavilla testitapauksilla:</text:span></text:p>
      <text:p text:style-name="P83"><text:span text:style-name="T73"><text:tab/><text:tab/><text:tab/>1.a<text:tab/></text:span><text:span text:style-name="T72">Toimija syöttää ei validin </text:span><text:span text:style-name="T62">SQL-kyselyn.</text:span></text:p>
      <text:p text:style-name="P82"><text:span text:style-name="T62"><text:tab/><text:tab/><text:tab/>1.</text:span><text:span text:style-name="T51">b<text:tab/>Toimija jättää tyhjäksi SQL-kyselyn tekstikentän.</text:span></text:p>
      <text:h text:style-name="P94" text:outline-level="2"/>
      <text:h text:style-name="P95" text:outline-level="2"><text:bookmark-start text:name="__RefHeading___Toc436_884367068"/>Testitapaus 3: Tietokantayhteyksien tietojen tallentaminen ja lukeminen tiedostosta<text:bookmark-end text:name="__RefHeading___Toc436_884367068"/></text:h>
      <text:p text:style-name="P17">Nimi<text:tab/><text:tab/><text:tab/><text:span text:style-name="T63">Tietokantayhteyksien tietojen tallentaminen ja lukeminen tiedostoon</text:span></text:p>
      <text:p text:style-name="P21"><text:span text:style-name="T77">Lähtötila<text:tab/><text:tab/></text:span><text:span text:style-name="T52">Toimija on käynnistänyt ohjelmiston </text:span><text:span text:style-name="T56">ja </text:span><text:span text:style-name="T64">avannut </text:span><text:span text:style-name="T15">Manage Aliases</text:span><text:span text:style-name="T64"> -näkymän</text:span><text:span text:style-name="T52">.</text:span></text:p>
      <text:p text:style-name="P47"><text:span text:style-name="T82">Työnkulku</text:span><text:tab/><text:tab/><text:span text:style-name="T59">1. </text:span><text:span text:style-name="T51">Toimija syöttää </text:span><text:span text:style-name="T65">pyydetyt tiedot niille varattuihin kenttiin.</text:span></text:p>
      <text:p text:style-name="P86"><text:span text:style-name="T59"><text:tab/><text:tab/><text:tab/>2. </text:span><text:span text:style-name="T51">Toimija </text:span><text:span text:style-name="T65">tallentaa tiedot painamalla </text:span><text:span text:style-name="T16">Add</text:span><text:span text:style-name="T65"> -painiketta.</text:span></text:p>
      <text:p text:style-name="P47"><text:span text:style-name="T59"><text:tab/><text:tab/><text:tab/>3. </text:span><text:span text:style-name="T65">Toimija sulkee ikkunan sekä koko ohjelmiston.</text:span></text:p>
      <text:p text:style-name="P48"><text:tab/><text:tab/><text:tab/>4. Toimija uudelleenkäynnistää ohjelmiston.</text:p>
      <text:p text:style-name="P87"><text:tab/><text:tab/><text:tab/>5. Toimija avaa <text:span text:style-name="T10">Manage Aliases</text:span> -näkymän.</text:p>
      <text:p text:style-name="P41">Lopputila<text:tab/><text:tab/><text:span text:style-name="T65">Toimija on </text:span><text:span text:style-name="T16">Manage Aliases</text:span><text:span text:style-name="T65"> -näkymässä. Ikkunan ylimmässä <text:tab/><text:tab/><text:tab/><text:tab/><text:tab/>alasveto</text:span><text:span text:style-name="T67">valikossa on mahdollista valita tallennettu yhteys. Yhteyden <text:tab/><text:tab/><text:tab/><text:tab/>valitsemalla yhteden tiedot tulevat niille varattuihin kenttiin.</text:span></text:p>
      <text:p text:style-name="P85"><text:span text:style-name="T79">T</text:span>yönkulun poikkeamat<text:span text:style-name="T76"> </text:span><text:span text:style-name="T75">tulee testata seuraavilla testitapauksilla:</text:span></text:p>
      <text:p text:style-name="P69"><text:span text:style-name="T93"><text:tab/><text:tab/><text:tab/>1.a<text:tab/></text:span>Toimija ei syötä <text:span text:style-name="T84">kaikkia pyydettyjä tietoja kenttiin.</text:span></text:p>
      <text:p text:style-name="P69"><text:span text:style-name="T95"><text:tab/><text:tab/><text:tab/>3.a<text:tab/></text:span>Toimija <text:span text:style-name="T85">sulkee ohjelman väärin, esimerkiksi tappamalla prosessin.</text:span></text:p>
      <text:h text:style-name="Heading_20_2" text:outline-level="2"><text:bookmark-start text:name="__RefHeading___Toc438_884367068"/><text:span text:style-name="T80">Testitapaus 4: </text:span>SQL-kyselyn tulosten vienti tiedostoon<text:bookmark-end text:name="__RefHeading___Toc438_884367068"/></text:h>
      <text:p text:style-name="P16">Nimi<text:tab/><text:tab/><text:tab/><text:span text:style-name="T55">SQL-kysely</text:span><text:span text:style-name="T57">n tulosten vienti tiedostoon</text:span></text:p>
      <text:p text:style-name="P20"><text:span text:style-name="T77">Lähtötila<text:tab/><text:tab/></text:span><text:span text:style-name="T52">Toimija on käynnistänyt ohjelmiston </text:span><text:span text:style-name="T56">ja muodostanut tietokantayhteyden</text:span><text:span text:style-name="T52">, <text:tab/><text:tab/><text:tab/><text:tab/>ohjelmiston perusnäkymä on avoinna.</text:span></text:p>
      <text:p text:style-name="P46"><text:span text:style-name="T82">Työnkulku</text:span><text:tab/><text:tab/><text:span text:style-name="T59">1. </text:span><text:span text:style-name="T51">Toimija syöttää </text:span><text:span text:style-name="T56">SQL-kyselyn tekstikenttään</text:span><text:span text:style-name="T51">.</text:span></text:p>
      <text:p text:style-name="P45"><text:span text:style-name="T51"><text:tab/><text:tab/><text:tab/></text:span><text:span text:style-name="T59">2. </text:span><text:span text:style-name="T51">Toimija </text:span><text:span text:style-name="T57">aloittaa tiedostoon tallentamisen painamalla </text:span><text:span text:style-name="T17">Export </text:span><text:span text:style-name="T18">query results <text:tab/><text:tab/><text:tab/> <text:s text:c="3"/>to file</text:span><text:span text:style-name="T58"> -painiketta </text:span><text:span text:style-name="T69">(</text:span><text:span text:style-name="T88">huom. </text:span><text:span text:style-name="T69">SQL-kysely suoritetaan samalla painikkeen <text:tab/><text:tab/><text:tab/><text:tab/> <text:s text:c="3"/>painalluksella)</text:span><text:span text:style-name="T51">.</text:span></text:p>
      <text:p text:style-name="P45"><text:span text:style-name="T51"><text:tab/><text:tab/><text:tab/></text:span><text:span text:style-name="T59">3. </text:span><text:span text:style-name="T58">Toimija valitsee kohdehakemiston ja antaa tiedostonimen avautuneessa <text:tab/><text:tab/><text:tab/> <text:s text:c="3"/>ikkunassa ja painaa lopuksi </text:span><text:span text:style-name="T18">Save</text:span><text:span text:style-name="T58"> -painiketta.</text:span></text:p>
      <text:p text:style-name="P40">Lopputila<text:tab/><text:tab/><text:span text:style-name="T51">Toimija on perusnäkymässä, alhaalla olevaan tekstikenttään on tullut tieto <text:tab/><text:tab/><text:tab/>onnistuneesta/</text:span><text:span text:style-name="T54">epäonnistuneesta</text:span><text:span text:style-name="T51"> </text:span><text:span text:style-name="T58">tulosten tallentamisesta</text:span><text:span text:style-name="T51">, </text:span><text:span text:style-name="T56">SQL-kyselyn <text:tab/><text:tab/><text:tab/><text:tab/>tulokset </text:span><text:span text:style-name="T58">ovat tallennettuna käyttäjän antamaan tiedostoon pilkku-eroteltuna <text:tab/><text:tab/><text:tab/>listana.</text:span></text:p>
      <text:p text:style-name="P85"><text:span text:style-name="T79">T</text:span>yönkulun poikkeamat<text:span text:style-name="T76"> </text:span><text:span text:style-name="T75">tulee testata seuraavilla testitapauksilla:</text:span></text:p>
      <text:p text:style-name="P68"><text:span text:style-name="T96"><text:tab/><text:tab/><text:tab/>1.a<text:tab/></text:span>Toimija ei syötä SQL-kyselyä tekstikenttään.</text:p>
      <text:p text:style-name="P68"><text:span text:style-name="T96"><text:tab/><text:tab/><text:tab/>1.a<text:tab/></text:span>Toimija syöttää <text:span text:style-name="T81">epä</text:span>validin SQL-kyselyn tekstikenttään.</text:p>
      <text:p text:style-name="P68"><text:span text:style-name="T96"><text:tab/><text:tab/><text:tab/>3.a<text:tab/></text:span>Toimija ei anna tiedostonimeä tallennettavalle tiedosto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0b8568b"/>
    </style:style>
    <style:style style:name="MT5" style:family="text">
      <style:text-properties officeooo:rsid="00343f05"/>
    </style:style>
    <style:style style:name="MT6" style:family="text">
      <style:text-properties officeooo:rsid="011b592a"/>
    </style:style>
    <style:style style:name="MT7" style:family="text">
      <style:text-properties officeooo:rsid="0149a5e2"/>
    </style:style>
    <style:style style:name="MT8" style:family="text">
      <style:text-properties officeooo:rsid="001f026d"/>
    </style:style>
    <style:style style:name="MT9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27</text:span>.<text:span text:style-name="MT5">10</text:span>.2017</text:p>
        <text:p text:style-name="MP2">Versio: <text:span text:style-name="MT6">1</text:span>.<text:span text:style-name="MT7">1</text:span>.<text:span text:style-name="MT8">0</text:span></text:p>
        <text:p text:style-name="MP3">Opintojakso: TIES546 Ohjelmistotestaus, Jyväskylän yliopisto, <text:span text:style-name="MT9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8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0-27T13:24:37.897556256</dc:date>
    <meta:editing-duration>PT9H41M14S</meta:editing-duration>
    <meta:editing-cycles>254</meta:editing-cycles>
    <meta:generator>LibreOffice/5.1.6.2$Linux_X86_64 LibreOffice_project/10m0$Build-2</meta:generator>
    <meta:document-statistic meta:table-count="2" meta:image-count="0" meta:object-count="0" meta:page-count="8" meta:paragraph-count="172" meta:word-count="1380" meta:character-count="13113" meta:non-whitespace-character-count="11772"/>
  </office:meta>
</office:document-meta>
</file>